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hirdguess" table:style-name="ta1">
        <table:shapes>
          <draw:frame draw:z-index="0" draw:style-name="gr1" draw:text-style-name="P1" svg:width="453.51pt" svg:height="255.09pt" svg:x="22.34pt" svg:y="2.83pt">
            <loext:p draw:notify-on-update-of-ranges="thirdguess.A1:thirdguess.A1 thirdguess.A2:thirdguess.A101 thirdguess.B1:thirdguess.B1 thirdguess.B2:thirdguess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6" calcext:value-type="float">
            <text:p>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20:56:42.287440171</dc:date>
    <meta:editing-duration>PT19M17S</meta:editing-duration>
    <meta:editing-cycles>1</meta:editing-cycles>
    <meta:document-statistic meta:table-count="1" meta:cell-count="20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thirdguess.A1:thirdguess.B101" chart:data-source-has-labels="row" svg:x="0.32cm" svg:y="0.18cm" svg:width="14.42cm" svg:height="8.64cm">
          <chartooo:coordinate-region svg:x="1.127cm" svg:y="0.379cm" svg:width="13.3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irdguess.B2:thirdguess.B101" chart:label-cell-address="thirdguess.B1:thirdguess.B1" chart:class="chart:scatter">
            <chart:domain table:cell-range-address="thirdguess.A2:thirdguess.A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thirdguess.B1:thirdgues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irdguess.A2:thirdguess.A101</svg:desc>
                </draw:g>
              </table:table-cell>
              <table:table-cell office:value-type="float" office:value="19">
                <text:p>19</text:p>
                <draw:g>
                  <svg:desc>thirdguess.B2:thirdguess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